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  <style:text-properties style:text-line-through-style="solid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odo Marcel:</text:h>
      <text:p text:style-name="P1"/>
      <text:list xml:id="list1209886424" text:style-name="L1">
        <text:list-item>
          <text:p text:style-name="P4">Termin Frau Endsuleit wegen Fachfremder Diplomarbeit</text:p>
        </text:list-item>
        <text:list-item>
          <text:p text:style-name="P4">Dokumente für Dillmann zusammenstellen</text:p>
        </text:list-item>
        <text:list-item>
          <text:p text:style-name="P3">Anmelden</text:p>
        </text:list-item>
        <text:list-item>
          <text:p text:style-name="P4">Kommandos empfangen in MANV-Firmware</text:p>
        </text:list-item>
        <text:list-item>
          <text:p text:style-name="P3">Integrationstermin Marcel &amp; Jan</text:p>
        </text:list-item>
        <text:list-item>
          <text:p text:style-name="P3">LEDs in MANV-Firmware</text:p>
        </text:list-item>
        <text:list-item>
          <text:p text:style-name="P3">Powermanagement (über RTS/CTS)</text:p>
        </text:list-item>
        <text:list-item>
          <text:p text:style-name="P3">Mute-Funktion in Firmware</text:p>
        </text:list-item>
        <text:list-item>
          <text:p text:style-name="P3">Piezzo-Summer</text:p>
        </text:list-item>
        <text:list-item>
          <text:p text:style-name="P3">Entwurf von Demo-HW mit integriertem ADUC</text:p>
        </text:list-item>
        <text:list-item>
          <text:p text:style-name="P3">Integrationstermin Daniel &amp; Marcel</text:p>
        </text:list-item>
        <text:list-item>
          <text:p text:style-name="P3">Bau eines Prototypen der Demo-HW</text:p>
        </text:list-item>
        <text:list-item>
          <text:p text:style-name="P3">Integrationstermin Jan &amp; Marcel</text:p>
        </text:list-item>
        <text:list-item>
          <text:p text:style-name="P3">Termin bei Dillmann</text:p>
        </text:list-item>
        <text:list-item>
          <text:p text:style-name="P3">Bau von 10 Demo-Knoten, 2 Routern und 2 USB-Sticks</text:p>
        </text:list-item>
        <text:list-item>
          <text:p text:style-name="P3">Reichweitentests</text:p>
        </text:list-item>
        <text:list-item>
          <text:p text:style-name="P3">Stromtests</text:p>
        </text:list-item>
        <text:list-item>
          <text:p text:style-name="P3">Einarbeitung evtl. Optimierungen</text:p>
        </text:list-item>
        <text:list-item>
          <text:p text:style-name="P3">Ausarbeitung</text:p>
        </text:list-item>
        <text:list-item>
          <text:p text:style-name="P3">Vortrag IBT</text:p>
        </text:list-item>
        <text:list-item>
          <text:p text:style-name="P3">Vortrag IAIM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 Noe</meta:initial-creator>
    <meta:creation-date>2010-03-21T19:32:58</meta:creation-date>
    <dc:date>2010-04-13T11:28:58</dc:date>
    <dc:creator>Marcel Noe</dc:creator>
    <meta:editing-duration>PT00H11M04S</meta:editing-duration>
    <meta:editing-cycles>9</meta:editing-cycles>
    <meta:generator>OpenOffice.org/3.1$Unix OpenOffice.org_project/310m19$Build-9420</meta:generator>
    <meta:document-statistic meta:table-count="0" meta:image-count="0" meta:object-count="0" meta:page-count="1" meta:paragraph-count="22" meta:word-count="93" meta:character-count="620"/>
  </office:meta>
</office:document-meta>
</file>